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4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467e32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d1be4a7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Footnote">
      <style:text-properties officeooo:rsid="043ccc66" officeooo:paragraph-rsid="0dca2508"/>
    </style:style>
    <style:style style:name="P58" style:family="paragraph" style:parent-style-name="Footnote">
      <style:text-properties officeooo:rsid="043ccc66" officeooo:paragraph-rsid="0e5afad8"/>
    </style:style>
    <style:style style:name="P59" style:family="paragraph" style:parent-style-name="Standard">
      <style:text-properties officeooo:paragraph-rsid="0e26e14b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1c472f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851529"/>
    </style:style>
    <style:style style:name="P77" style:family="paragraph" style:parent-style-name="Footnote">
      <style:text-properties officeooo:paragraph-rsid="0f92b562"/>
    </style:style>
    <style:style style:name="P78" style:family="paragraph" style:parent-style-name="Standard">
      <style:text-properties officeooo:paragraph-rsid="0f9ce6c3"/>
    </style:style>
    <style:style style:name="P79" style:family="paragraph" style:parent-style-name="Standard">
      <style:text-properties officeooo:paragraph-rsid="0f9ee08e"/>
    </style:style>
    <style:style style:name="P80" style:family="paragraph" style:parent-style-name="Footnote">
      <style:text-properties officeooo:paragraph-rsid="0fb53187"/>
    </style:style>
    <style:style style:name="P81" style:family="paragraph" style:parent-style-name="Standard">
      <style:text-properties officeooo:paragraph-rsid="0fbe4db4"/>
    </style:style>
    <style:style style:name="P82" style:family="paragraph" style:parent-style-name="Footnote">
      <style:text-properties officeooo:paragraph-rsid="0fcdd945"/>
    </style:style>
    <style:style style:name="P83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449ce3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0" style:family="text">
      <style:text-properties fo:color="#000000" loext:opacity="100%" style:font-name="Liberation Sans" fo:font-size="12pt" style:font-size-asian="12pt" style:font-size-complex="12pt"/>
    </style:style>
    <style:style style:name="T22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color="#000000" loext:opacity="100%" style:font-name="Liberation Sans" fo:font-size="10pt" fo:language="nl" fo:country="NL" fo:font-weight="normal" officeooo:rsid="0fca619c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53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5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6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6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6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64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officeooo:rsid="047da547"/>
    </style:style>
    <style:style style:name="T27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8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7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" fo:font-size="12pt" style:font-size-asian="12pt" style:font-size-complex="12pt"/>
    </style:style>
    <style:style style:name="T301" style:family="text">
      <style:text-properties style:use-window-font-color="true" loext:opacity="0%" style:font-name="Liberation Sans" officeooo:rsid="0efd8e5c"/>
    </style:style>
    <style:style style:name="T302" style:family="text">
      <style:text-properties officeooo:rsid="04473353"/>
    </style:style>
    <style:style style:name="T3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5" style:family="text">
      <style:text-properties officeooo:rsid="0aace3cd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0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0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1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1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3" style:family="text">
      <style:text-properties officeooo:rsid="0f0ca65a"/>
    </style:style>
    <style:style style:name="T314" style:family="text">
      <style:text-properties officeooo:rsid="0f8f58bd"/>
    </style:style>
    <style:style style:name="T315" style:family="text">
      <style:text-properties officeooo:rsid="0f95a7a0"/>
    </style:style>
    <style:style style:name="T316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17" style:family="text">
      <style:text-properties style:text-underline-style="none"/>
    </style:style>
    <style:style style:name="T318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186">C</text:span></text:span><text:span text:style-name="Strong_20_Emphasis"><text:span text:style-name="T185">hecklist voor </text:span></text:span><text:span text:style-name="Strong_20_Emphasis"><text:span text:style-name="T187">de installatie</text:span></text:span><text:span text:style-name="Strong_20_Emphasis"><text:span text:style-name="T185"> van </text:span></text:span><text:span text:style-name="Strong_20_Emphasis"><text:span text:style-name="T185"><text:user-field-get text:name="Distro">Ubuntu</text:user-field-get></text:span></text:span><text:span text:style-name="Strong_20_Emphasis"><text:span text:style-name="T185"><text:s/></text:span></text:span><text:span text:style-name="Strong_20_Emphasis"><text:span text:style-name="T192"><text:user-field-get text:name="Version">22.04</text:user-field-get></text:span></text:span><text:span text:style-name="Strong_20_Emphasis"><text:span text:style-name="T192"><text:s/></text:span></text:span><text:span text:style-name="Strong_20_Emphasis"><text:span text:style-name="T193">LTS</text:span></text:span><text:span text:style-name="Strong_20_Emphasis"><text:span text:style-name="T189"><text:note text:id="ftn1" text:note-class="footnote"><text:note-citation>1</text:note-citation><text:note-body><text:p text:style-name="P76"><text:span text:style-name="T227">LTS</text:span><text:span text:style-name="T235"> </text:span><text:span text:style-name="T236">staat voor</text:span><text:span text:style-name="T234"> </text:span><text:span text:style-name="T227">Long-Term Support, langetermijnondersteuning, </text:span><text:span text:style-name="T237">en </text:span><text:span text:style-name="T238">d</text:span><text:span text:style-name="T237">eze </text:span><text:span text:style-name="Strong_20_Emphasis"><text:span text:style-name="T244"><text:user-field-get text:name="Distro">Ubuntu</text:user-field-get></text:span></text:span><text:span text:style-name="T237"><text:s/></text:span><text:span text:style-name="T245"><text:user-field-get text:name="Version">22.04</text:user-field-get></text:span><text:span text:style-name="T245"><text:s/></text:span><text:span text:style-name="T247">LTS</text:span><text:span text:style-name="T245"> </text:span><text:span text:style-name="Strong_20_Emphasis"><text:span text:style-name="T246"><text:user-field-get text:name="Edition">Desktop</text:user-field-get></text:span></text:span><text:span text:style-name="Strong_20_Emphasis"><text:span text:style-name="T246"><text:s/></text:span></text:span><text:span text:style-name="T239">(codenaam </text:span><text:span text:style-name="T243">j</text:span><text:span text:style-name="T306">ammy</text:span><text:span text:style-name="T239">) </text:span><text:span text:style-name="T236">van</text:span><text:span text:style-name="T233"> </text:span><text:span text:style-name="T231">april</text:span><text:span text:style-name="T229"> </text:span><text:span text:style-name="Strong_20_Emphasis"><text:span text:style-name="T126"><text:user-field-get style:data-style-name="N0" text:name="Releaseyear">2022</text:user-field-get></text:span></text:span><text:span text:style-name="T231"><text:s/></text:span><text:span text:style-name="T227">wordt </text:span><text:span text:style-name="T228">vijf</text:span><text:span text:style-name="T227"> jaar onder</text:span><text:span text:style-name="T242">steund</text:span><text:span text:style-name="T232"> </text:span><text:span text:style-name="T227">tot </text:span><text:span text:style-name="T231">april</text:span><text:span text:style-name="T226"> </text:span><text:span text:style-name="T227">202</text:span><text:span text:style-name="T231">7</text:span><text:span text:style-name="T230">.</text:span></text:p></text:note-body></text:note></text:span></text:span><text:span text:style-name="Strong_20_Emphasis"><text:span text:style-name="T190"> </text:span></text:span><text:span text:style-name="Strong_20_Emphasis"><text:span text:style-name="T191"><text:user-field-get text:name="Edition">Desktop</text:user-field-get></text:span></text:span><text:span text:style-name="Strong_20_Emphasis"><text:span text:style-name="T188">.</text:span></text:span></text:p>
      <text:p text:style-name="P15"/>
      <text:p text:style-name="P12"><text:span text:style-name="T18">Vul </text:span><text:span text:style-name="T17">achter</text:span><text:span text:style-name="T14"> de </text:span><text:span text:style-name="Definition"><text:span text:style-name="T313">ONDERSTREEPTE</text:span></text:span><text:span text:style-name="T1"> </text:span><text:span text:style-name="T15">woorden</text:span><text:span text:style-name="T14"> het</text:span><text:span text:style-name="Strong_20_Emphasis"><text:span text:style-name="T254"> </text:span></text:span><text:span text:style-name="Strong_20_Emphasis"><text:span text:style-name="T255">tekstvak</text:span></text:span><text:span text:style-name="T15"> </text:span><text:span text:style-name="T18">in,</text:span><text:span text:style-name="T15"> </text:span><text:span text:style-name="T271">zie </text:span><text:span text:style-name="T301">[</text:span><text:span text:style-name="T271">toelichting</text:span><text:span text:style-name="T301">]</text:span><text:span text:style-name="T15">:</text:span></text:p>
      <text:p text:style-name="P1"><text:span text:style-name="Definition"><text:span text:style-name="T22">GEBRUIKER</text:span></text:span><text:span text:style-name="T279"><text:tab/><text:tab/></text:span><text:span text:style-name="T300"> <text:tab/><text:tab/></text:span><text:span text:style-name="T280"><draw:control text:anchor-type="as-char" svg:y="-0.4cm" draw:z-index="5" draw:name="Gebruiker" draw:style-name="gr2" draw:text-style-name="P97" svg:width="6.4cm" svg:height="0.6cm" draw:control="control6"><svg:title>Gebruiker</svg:title><svg:desc>Volledige naam, bijv. Jan Stek</svg:desc></draw:control></text:span><text:span text:style-name="T280"><text:tab/></text:span><text:span text:style-name="T281">[</text:span><text:span text:style-name="T274">volledige naam, bijv. </text:span><text:span text:style-name="T275">J</text:span><text:span text:style-name="T298">a</text:span><text:span text:style-name="T275">n </text:span><text:span text:style-name="T298">Jansen</text:span><text:span text:style-name="T299">]</text:span></text:p>
      <text:p text:style-name="P62"><text:span text:style-name="Definition"><text:span text:style-name="T273">g</text:span></text:span><text:span text:style-name="Definition">ebruikersnaam</text:span><text:span text:style-name="Definition"><text:span text:style-name="T317"><text:tab/></text:span></text:span><text:span text:style-name="T272"><draw:control text:anchor-type="as-char" svg:y="-0.4cm" draw:z-index="14" draw:name="Gberuikersnaam 2" draw:style-name="gr2" draw:text-style-name="P97" svg:width="6.4cm" svg:height="0.6cm" draw:control="control15"><svg:title>Gebruikersnaam</svg:title><svg:desc>Korte naam, bijv. jan</svg:desc></draw:control></text:span><text:span text:style-name="T272"><text:tab/></text:span><text:span text:style-name="T7">[</text:span><text:span text:style-name="T6">korte naam, bijv. </text:span><text:span text:style-name="T199">j</text:span><text:span text:style-name="T200">a</text:span><text:span text:style-name="T199">n</text:span><text:span text:style-name="T201">]</text:span></text:p>
      <text:p text:style-name="P4"><text:span text:style-name="Definition">COMPUTERNAAM</text:span><text:span text:style-name="T282"><text:tab/><text:tab/></text:span><draw:control text:anchor-type="as-char" svg:y="-0.4cm" draw:z-index="6" draw:name="Computernaam" draw:style-name="gr2" draw:text-style-name="P97" svg:width="6.4cm" svg:height="0.6cm" draw:control="control7"><svg:title>Computernaam</svg:title><svg:desc>Unieke naam van de computer</svg:desc></draw:control><text:tab/><text:span text:style-name="T287">[</text:span><text:span text:style-name="T283">naam van de compute</text:span><text:span text:style-name="T284">r, </text:span><text:span text:style-name="T285">bijv. </text:span><text:span text:style-name="T286">pc02</text:span><text:span text:style-name="T287">]</text:span></text:p>
      <text:p text:style-name="P2"><text:span text:style-name="Definition"><text:span text:style-name="T289">GEBRUIKER</text:span></text:span><text:span text:style-name="Definition"><text:span text:style-name="T293"><text:tab/></text:span></text:span><text:span text:style-name="T288"><text:tab/></text:span><text:span text:style-name="T300"> <text:tab/><text:tab/></text:span><text:span text:style-name="T280"><draw:control text:anchor-type="as-char" svg:y="-0.4cm" draw:z-index="11" draw:name="Gebruiker 1" draw:style-name="gr2" draw:text-style-name="P97" svg:width="6.4cm" svg:height="0.6cm" draw:control="control12"><svg:title>Gebruiker</svg:title><svg:desc>Volledige naam, bijv. Jan Stek</svg:desc></draw:control></text:span><text:span text:style-name="T280"><text:tab/></text:span><text:span text:style-name="T281">[</text:span><text:span text:style-name="T274">volledige naam </text:span><text:span text:style-name="T276">evt. </text:span><text:span text:style-name="T278">extra</text:span><text:span text:style-name="T276"> gebruiker</text:span><text:span text:style-name="T277">]</text:span></text:p>
      <text:p text:style-name="P59"><text:span text:style-name="Definition"><text:span text:style-name="T289">GEBRUIKERSN</text:span></text:span><text:span text:style-name="Definition"><text:span text:style-name="T290">aa</text:span></text:span><text:span text:style-name="Definition"><text:span text:style-name="T289">M</text:span></text:span><text:span text:style-name="Definition"><text:span text:style-name="T293"><text:tab/></text:span></text:span><text:span text:style-name="T272"><draw:control text:anchor-type="as-char" svg:y="-0.4cm" draw:z-index="12" draw:name="Gberuikersnaam 1" draw:style-name="gr2" draw:text-style-name="P97" svg:width="6.4cm" svg:height="0.6cm" draw:control="control13"><svg:title>Gebruikersnaam</svg:title><svg:desc>Korte naam, bijv. jan</svg:desc></draw:control></text:span><text:span text:style-name="T272"><text:tab/></text:span><text:span text:style-name="T292">[</text:span><text:span text:style-name="T291">korte naam</text:span><text:span text:style-name="T294"> </text:span><text:span text:style-name="T295">evt. </text:span><text:span text:style-name="T297">extra</text:span><text:span text:style-name="T295"> gebruiker</text:span><text:span text:style-name="T296">]</text:span></text:p>
      <text:p text:style-name="P5"><text:span text:style-name="T202">Vervang </text:span><text:span text:style-name="T209">de</text:span><text:span text:style-name="T202"> </text:span><text:span text:style-name="Definition"><text:span text:style-name="T23">ONDERSTREEPTE</text:span></text:span><text:span text:style-name="T202"> </text:span><text:span text:style-name="T203">woorden </text:span><text:span text:style-name="T202">in deze checklist door </text:span><text:span text:style-name="T209">d</text:span><text:span text:style-name="T210">i</text:span><text:span text:style-name="T209">e </text:span><text:span text:style-name="T208">in </text:span><text:span text:style-name="T210">het</text:span><text:span text:style-name="Strong_20_Emphasis"><text:span text:style-name="T61"> </text:span></text:span><text:span text:style-name="Strong_20_Emphasis"><text:span text:style-name="T89">tekstvak</text:span></text:span><text:span text:style-name="T202">.</text:span></text:p>
      <text:p text:style-name="P43"/>
      <text:p text:style-name="P43"/>
      <text:p text:style-name="P3"><text:span text:style-name="T214">Nog niet op Linux?</text:span><text:span text:style-name="T204"><text:tab/></text:span><text:span text:style-name="T211"><text:tab/></text:span><text:span text:style-name="T212">G</text:span><text:span text:style-name="T205">ebruik </text:span><text:span text:style-name="Strong_20_Emphasis"><text:span text:style-name="T215">Checklist </text:span></text:span><text:span text:style-name="Strong_20_Emphasis"><text:span text:style-name="T216">overzetten</text:span></text:span><text:span text:style-name="T20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6"> onder </text:span><text:span text:style-name="T213">Linux</text:span><text:span text:style-name="T207">.</text:span></text:p>
      <text:p text:style-name="P42"><text:span text:style-name="T174">Nieuwe installatie?</text:span><text:span text:style-name="T169"><text:tab/></text:span><text:span text:style-name="T171"></text:span><text:span text:style-name="T173"><text:tab/></text:span><text:span text:style-name="T172">B</text:span><text:span text:style-name="T169">egin bij hoofdstuk </text:span><text:span text:style-name="T174"><text:bookmark-ref text:reference-format="page" text:ref-name="__RefNumPara__4009_1271708128">2</text:bookmark-ref></text:span><text:span text:style-name="T169"><text:s text:c="2"/></text:span><text:span text:style-name="T175"><text:bookmark-ref text:reference-format="text" text:ref-name="__RefNumPara__4009_1271708128">Installatie uitvoeren</text:bookmark-ref></text:span><text:span text:style-name="T170">.</text:span></text:p>
      <text:p text:style-name="P25"/>
      <text:p text:style-name="P25"/>
      <text:list xml:id="list1201696736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90"><draw:control text:anchor-type="as-char" draw:z-index="9" draw:name="Vorm3_0" draw:style-name="gr1" draw:text-style-name="P9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90"><draw:control text:anchor-type="as-char" draw:z-index="16" draw:name="Vorm3_ 2" draw:style-name="gr1" draw:text-style-name="P96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47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7"><text:span text:style-name="User_20_Entry"><text:span text:style-name="T125">E</text:span></text:span><text:span text:style-name="User_20_Entry"><text:span text:style-name="T144">v</text:span></text:span><text:span text:style-name="User_20_Entry"><text:span text:style-name="T145">en</text:span></text:span><text:span text:style-name="User_20_Entry"><text:span text:style-name="T147">t</text:span></text:span><text:span text:style-name="User_20_Entry"><text:span text:style-name="T148">uele </text:span></text:span><text:span text:style-name="User_20_Entry"><text:span text:style-name="T149">extra </text:span></text:span><text:span text:style-name="Definition"><text:span text:style-name="T311">gebruiker</text:span></text:span><text:span text:style-name="User_20_Entry"><text:span text:style-name="T140">s</text:span></text:span><text:span text:style-name="User_20_Entry"><text:span text:style-name="T149"> aanmelden </text:span></text:span><text:span text:style-name="User_20_Entry"><text:span text:style-name="T150">en dezelfde stappen uitvoeren</text:span></text:span><text:span text:style-name="User_20_Entry"><text:span text:style-name="T146">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92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92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49">Installeer </text:span></text:span><text:span text:style-name="Strong_20_Emphasis"><text:span text:style-name="T88">Debian-</text:span></text:span><text:span text:style-name="Strong_20_Emphasis"><text:span text:style-name="T81">pakket kz</text:span></text:span><text:span text:style-name="Strong_20_Emphasis"><text:span text:style-name="T81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4"><text:span text:style-name="Strong_20_Emphasis"><text:span text:style-name="T83">D</text:span></text:span><text:span text:style-name="Strong_20_Emphasis"><text:span text:style-name="T61">ruk op de </text:span></text:span><text:span text:style-name="Strong_20_Emphasis"><text:span text:style-name="T165">Super</text:span></text:span><text:span text:style-name="Strong_20_Emphasis"><text:span text:style-name="T61">-toets</text:span></text:span><text:span text:style-name="Strong_20_Emphasis"><text:span text:style-name="T42"><text:note text:id="ftn4" text:note-class="footnote"><text:note-citation>4</text:note-citation><text:note-body><text:p text:style-name="P83"><text:span text:style-name="T168">D</text:span>e <text:span text:style-name="T318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56">, </text:span></text:span><text:span text:style-name="Strong_20_Emphasis"><text:span text:style-name="T66">t</text:span></text:span><text:span text:style-name="Strong_20_Emphasis"><text:span text:style-name="T60">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1"> </text:span></text:span><text:span text:style-name="Strong_20_Emphasis"><text:span text:style-name="T67">e</text:span></text:span><text:span text:style-name="Strong_20_Emphasis"><text:span text:style-name="T50">n </text:span></text:span><text:span text:style-name="Strong_20_Emphasis"><text:span text:style-name="T63">k</text:span></text:span><text:span text:style-name="Strong_20_Emphasis"><text:span text:style-name="T50">lik op het pictogram van </text:span></text:span><text:span text:style-name="Strong_20_Emphasis"><text:span text:style-name="T103">Terminalvenster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/></text:span></text:p>
          </table:table-cell>
          <table:table-cell table:style-name="_31_._5f_Installatie_5f_voorbereiden.D5" office:value-type="string">
            <text:p text:style-name="P85"><text:span text:style-name="T3">Typ</text:span><text:span text:style-name="Strong_20_Emphasis"><text:span text:style-name="T51"> de</text:span></text:span><text:span text:style-name="Strong_20_Emphasis"><text:span text:style-name="T52">z</text:span></text:span><text:span text:style-name="Strong_20_Emphasis"><text:span text:style-name="T51">e </text:span></text:span><text:span text:style-name="Strong_20_Emphasis"><text:span text:style-name="T53">twee </text:span></text:span><text:span text:style-name="Strong_20_Emphasis"><text:span text:style-name="T51">opdrachten, ieder gevolgd door de </text:span></text:span><text:span text:style-name="Strong_20_Emphasis"><text:span text:style-name="T166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92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92"><draw:control text:anchor-type="as-char" draw:z-index="17" draw:name="Vorm 7" draw:style-name="gr1" draw:text-style-name="P96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2"><text:span text:style-name="Strong_20_Emphasis"><text:span text:style-name="T5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6"><text:span text:style-name="Strong_20_Emphasis"><text:span text:style-name="T83">D</text:span></text:span><text:span text:style-name="Strong_20_Emphasis"><text:span text:style-name="T57">ruk </text:span></text:span><text:span text:style-name="Strong_20_Emphasis"><text:span text:style-name="T58">op de </text:span></text:span><text:span text:style-name="Strong_20_Emphasis"><text:span text:style-name="T165">Super</text:span></text:span><text:span text:style-name="Strong_20_Emphasis"><text:span text:style-name="T58">-toets</text:span></text:span><text:span text:style-name="Strong_20_Emphasis"><text:span text:style-name="T56">, </text:span></text:span><text:span text:style-name="Strong_20_Emphasis"><text:span text:style-name="T59">t</text:span></text:span><text:span text:style-name="Strong_20_Emphasis"><text:span text:style-name="T60">yp </text:span></text:span><text:span text:style-name="Strong_20_Emphasis"><text:span text:style-name="T97">men</text:span></text:span><text:span text:style-name="Strong_20_Emphasis"><text:span text:style-name="T98">u</text:span></text:span><text:span text:style-name="Strong_20_Emphasis"><text:span text:style-name="T61"> </text:span></text:span><text:span text:style-name="Strong_20_Emphasis"><text:span text:style-name="T62">e</text:span></text:span><text:span text:style-name="Strong_20_Emphasis"><text:span text:style-name="T50">n </text:span></text:span><text:span text:style-name="Strong_20_Emphasis"><text:span text:style-name="T63">k</text:span></text:span><text:span text:style-name="Strong_20_Emphasis"><text:span text:style-name="T50">lik op het pictogram van</text:span></text:span><text:span text:style-name="Strong_20_Emphasis"><text:span text:style-name="T93"> </text:span></text:span><text:span text:style-name="Strong_20_Emphasis"><text:span text:style-name="T108">Installatiem</text:span></text:span><text:span text:style-name="Strong_20_Emphasis"><text:span text:style-name="T109">enu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49"/></text:span></text:p>
          </table:table-cell>
          <table:table-cell table:style-name="_31_._5f_Installatie_5f_voorbereiden.D12" office:value-type="string">
            <text:p text:style-name="P78"><text:span text:style-name="Strong_20_Emphasis"><text:span text:style-name="T87">Selecteer</text:span></text:span><text:span text:style-name="Strong_20_Emphasis"><text:span text:style-name="T55"> </text:span></text:span><text:span text:style-name="Strong_20_Emphasis"><text:span text:style-name="T110">1</text:span></text:span><text:span text:style-name="Strong_20_Emphasis"><text:span text:style-name="T111"> <text:s/></text:span></text:span><text:span text:style-name="Strong_20_Emphasis"><text:span text:style-name="T112">In</text:span></text:span><text:span text:style-name="Strong_20_Emphasis"><text:span text:style-name="T105">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4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</table:table>
      <text:p text:style-name="P8"/>
      <text:list xml:id="list103955489266717" text:continue-numbering="true" text:style-name="L1">
        <text:list-item>
          <text:p text:style-name="P93"><text:bookmark-start text:name="__RefNumPara__4009_1271708128"/><text:span text:style-name="Strong_20_Emphasis"><text:span text:style-name="T217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92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220">Start de computer op vanaf</text:span><text:span text:style-name="T220"><text:note text:id="ftn5" text:note-class="footnote"><text:note-citation>1</text:note-citation><text:note-body><text:p text:style-name="P90"><text:span text:style-name="T154">B</text:span><text:span text:style-name="T155">ootmenu/</text:span><text:span text:style-name="T154">S</text:span><text:span text:style-name="T155">etup</text:span><text:span text:style-name="T153"> via </text:span><text:span text:style-name="T151">é</text:span><text:span text:style-name="T152">é</text:span><text:span text:style-name="T154">n van de </text:span><text:span text:style-name="Definition"><text:span text:style-name="T156">Veelgebruikte toetsen: </text:span></text:span><text:span text:style-name="Definition"><text:span text:style-name="T157"><text:s/></text:span></text:span><text:span text:style-name="User_20_Entry"><text:span text:style-name="T167">Esc</text:span></text:span><text:span text:style-name="User_20_Entry"><text:span text:style-name="T160">,</text:span></text:span><text:span text:style-name="Definition"><text:span text:style-name="T157"> </text:span></text:span><text:span text:style-name="User_20_Entry"><text:span text:style-name="T167">Delete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2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9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0</text:span></text:span><text:span text:style-name="User_20_Entry"><text:span text:style-name="T161">,</text:span></text:span><text:span text:style-name="Definition"><text:span text:style-name="T157"> </text:span></text:span><text:span text:style-name="User_20_Entry"><text:span text:style-name="T167">F11</text:span></text:span><text:span text:style-name="User_20_Entry"><text:span text:style-name="T161">,</text:span></text:span><text:span text:style-name="Definition"><text:span text:style-name="T157"> </text:span></text:span><text:span text:style-name="Definition"><text:span text:style-name="T158">o</text:span></text:span><text:span text:style-name="Definition"><text:span text:style-name="T159">f</text:span></text:span><text:span text:style-name="Definition"><text:span text:style-name="T157"> </text:span></text:span><text:span text:style-name="User_20_Entry"><text:span text:style-name="T167">F12</text:span></text:span><text:span text:style-name="User_20_Entry"><text:span text:style-name="T161">.</text:span></text:span></text:p></text:note-body></text:note></text:span><text:span text:style-name="T220"> </text:span><text:span text:style-name="T224">een </text:span><text:span text:style-name="Strong_20_Emphasis"><text:span text:style-name="T196"><text:user-field-get text:name="Distro">Ubuntu</text:user-field-get></text:span></text:span><text:span text:style-name="T219"><text:s/></text:span><text:span text:style-name="T197"><text:user-field-get text:name="Version">22.04</text:user-field-get></text:span><text:span text:style-name="T197"><text:s/></text:span><text:span text:style-name="T198">LTS</text:span><text:span text:style-name="T120"> </text:span><text:span text:style-name="Strong_20_Emphasis"><text:span text:style-name="T118"><text:user-field-get text:name="Edition">Desktop</text:user-field-get></text:span></text:span><text:span text:style-name="Strong_20_Emphasis"><text:span text:style-name="T118"><text:s/></text:span></text:span><text:span text:style-name="Strong_20_Emphasis"><text:span text:style-name="T119">L</text:span></text:span><text:span text:style-name="T120">ive</text:span><text:span text:style-name="T120"><text:note text:id="ftn6" text:note-class="footnote"><text:note-citation>2</text:note-citation><text:note-body><text:p text:style-name="P77"><text:span text:style-name="T302">Vanaf ee</text:span>n <text:span text:style-name="T315">L</text:span>ive <text:span text:style-name="T314">USB</text:span><text:span text:style-name="T305">-stick</text:span><text:span text:style-name="T20"> </text:span>kunt <text:span text:style-name="T302">u opstarten en</text:span> <text:span text:style-name="T16">met </text:span><text:span text:style-name="Strong_20_Emphasis"><text:span text:style-name="T244"><text:user-field-get text:name="Distro">Ubuntu</text:user-field-get></text:span></text:span><text:span text:style-name="Strong_20_Emphasis"><text:span text:style-name="T244"><text:s/></text:span></text:span>werken zonder enige bestanden op de harde schijf te wijzigen en maakt ook installatie van <text:span text:style-name="Strong_20_Emphasis"><text:span text:style-name="T244"><text:user-field-get text:name="Distro">Ubuntu</text:user-field-get></text:span></text:span><text:span text:style-name="Strong_20_Emphasis"><text:span text:style-name="T244"><text:s/></text:span></text:span>mogelijk.</text:p></text:note-body></text:note></text:span><text:span text:style-name="T120"> </text:span><text:span text:style-name="T123">USB</text:span><text:span text:style-name="T121">-stick</text:span><text:span text:style-name="T121"><text:note text:id="ftn7" text:note-class="footnote"><text:note-citation>3</text:note-citation><text:note-body><text:p text:style-name="P82"><text:span text:style-name="Strong_20_Emphasis"><text:span text:style-name="T139">Maak een opstartbare USB-stick</text:span></text:span><text:span text:style-name="Strong_20_Emphasis"><text:span text:style-name="T135">:<text:line-break/></text:span></text:span><text:span text:style-name="Strong_20_Emphasis"><text:span text:style-name="T127">Download </text:span></text:span><text:span text:style-name="Strong_20_Emphasis"><text:span text:style-name="T128">een </text:span></text:span><text:span text:style-name="Strong_20_Emphasis"><text:span text:style-name="T137">CD</text:span></text:span><text:span text:style-name="Strong_20_Emphasis"><text:span text:style-name="T138">-beeldbestand</text:span></text:span><text:span text:style-name="Strong_20_Emphasis"><text:span text:style-name="T130"> </text:span></text:span><text:span text:style-name="Strong_20_Emphasis"><text:span text:style-name="T131">(.iso) </text:span></text:span><text:span text:style-name="Strong_20_Emphasis"><text:span text:style-name="T130">vanaf </text:span></text:span><text:a xlink:type="simple" xlink:href="https://ubuntu.com/" text:style-name="Internet_20_link" text:visited-style-name="Visited_20_Internet_20_Link"><text:span text:style-name="Strong_20_Emphasis"><text:span text:style-name="T304">ubuntu.com</text:span></text:span></text:a><text:span text:style-name="Strong_20_Emphasis"><text:span text:style-name="T130">, </text:span></text:span><text:span text:style-name="Strong_20_Emphasis"><text:span text:style-name="T132">klik </text:span></text:span><text:span text:style-name="Strong_20_Emphasis"><text:span text:style-name="T136">achtereenvolgens </text:span></text:span><text:span text:style-name="Strong_20_Emphasis"><text:span text:style-name="T132">op</text:span></text:span><text:span text:style-name="Strong_20_Emphasis"><text:span text:style-name="T133"> </text:span></text:span><text:span text:style-name="Strong_20_Emphasis"><text:span text:style-name="T143">Download</text:span></text:span><text:span text:style-name="Strong_20_Emphasis"><text:span text:style-name="T136"> &gt; </text:span></text:span><text:span text:style-name="Strong_20_Emphasis"><text:span text:style-name="T143">Get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1"><text:user-field-get text:name="Edition">Desktop</text:user-field-get></text:span></text:span><text:span text:style-name="Strong_20_Emphasis"><text:span text:style-name="T136"><text:s/>&gt; </text:span></text:span><text:span text:style-name="Strong_20_Emphasis"><text:span text:style-name="T143">Download</text:span></text:span><text:span text:style-name="Strong_20_Emphasis"><text:span text:style-name="T136"> </text:span></text:span><text:span text:style-name="Strong_20_Emphasis"><text:span text:style-name="T141"><text:user-field-get text:name="Distro">Ubuntu</text:user-field-get></text:span></text:span><text:span text:style-name="Strong_20_Emphasis"><text:span text:style-name="T141"><text:s/></text:span></text:span><text:span text:style-name="Strong_20_Emphasis"><text:span text:style-name="T141"><text:user-field-get text:name="Version">22.04</text:user-field-get></text:span></text:span><text:span text:style-name="Strong_20_Emphasis"><text:span text:style-name="T141">...</text:span></text:span><text:span text:style-name="Strong_20_Emphasis"><text:span text:style-name="T134"><text:line-break/>De volgende stappen staan beschreven in </text:span></text:span><text:span text:style-name="Strong_20_Emphasis"><text:span text:style-name="T142">Linux informatie</text:span></text:span><text:span text:style-name="Strong_20_Emphasis"><text:span text:style-name="T134">, te vinden op </text:span></text:span><text:a xlink:type="simple" xlink:href="https://karelzimmer.nl/" text:style-name="Internet_20_link" text:visited-style-name="Visited_20_Internet_20_Link"><text:span text:style-name="Strong_20_Emphasis"><text:span text:style-name="T303">karelzimmer.nl</text:span></text:span></text:a><text:span text:style-name="Strong_20_Emphasis"><text:span text:style-name="T134">, onder </text:span></text:span><text:span text:style-name="Strong_20_Emphasis"><text:span text:style-name="T142">Linux</text:span></text:span><text:span text:style-name="Strong_20_Emphasis"><text:span text:style-name="T134">.</text:span></text:span></text:p></text:note-body></text:note></text:span><text:span text:style-name="T122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49"/></text:span></text:p>
          </table:table-cell>
          <table:table-cell table:style-name="_32_._5f_Installatie_5f_uitvoeren.C2" office:value-type="string">
            <text:p text:style-name="P23"><text:span text:style-name="Strong_20_Emphasis"><text:span text:style-name="T87">Selecteer</text:span></text:span><text:span text:style-name="Strong_20_Emphasis"><text:span text:style-name="T46"> </text:span></text:span><text:span text:style-name="Strong_20_Emphasis"><text:span text:style-name="T104">Try or Install Ubuntu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24"><draw:control text:anchor-type="as-char" draw:z-index="15" draw:name="Vorm 6" draw:style-name="gr1" draw:text-style-name="P9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0"><text:span text:style-name="T221">Kies</text:span><text:span text:style-name="T222"> </text:span><text:span text:style-name="T225">Nederlands</text:span><text:span text:style-name="T222"> en klik</text:span><text:span text:style-name="T223"> </text:span><text:span text:style-name="T222">op</text:span><text:span text:style-name="T221"> </text:span><text:span text:style-name="T218">Ubuntu installeren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19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49"><draw:control text:anchor-type="as-char" draw:z-index="13" draw:name="Vorm 1" draw:style-name="gr1" draw:text-style-name="P9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64">Bij</text:span><text:span text:style-name="T257"> </text:span><text:span text:style-name="Strong_20_Emphasis"><text:span text:style-name="T257">Wie bent u?</text:span></text:span><text:span text:style-name="T257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4"><text:span text:style-name="T263">V</text:span><text:span text:style-name="T258">ul </text:span><text:span text:style-name="T259">in </text:span><text:span text:style-name="Strong_20_Emphasis"><text:span text:style-name="T260">Uw n</text:span></text:span><text:span text:style-name="Strong_20_Emphasis"><text:span text:style-name="T261">aam</text:span></text:span><text:span text:style-name="Strong_20_Emphasis"><text:span text:style-name="T250"> </text:span></text:span><text:span text:style-name="Definition"><text:span text:style-name="T4">gebruiker</text:span></text:span><text:span text:style-name="Strong_20_Emphasis"><text:span text:style-name="T251">, <text:line-break/></text:span></text:span><text:span text:style-name="Strong_20_Emphasis"><text:span text:style-name="T261">Naam </text:span></text:span><text:span text:style-name="Strong_20_Emphasis"><text:span text:style-name="T260">van uw </text:span></text:span><text:span text:style-name="Strong_20_Emphasis"><text:span text:style-name="T262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50">,<text:line-break/></text:span></text:span><text:span text:style-name="Strong_20_Emphasis"><text:span text:style-name="T260">Kies een g</text:span></text:span><text:span text:style-name="Strong_20_Emphasis"><text:span text:style-name="T262">ebruikersnaam</text:span></text:span><text:span text:style-name="Strong_20_Emphasis"><text:span text:style-name="T250"> </text:span></text:span><text:span text:style-name="Definition"><text:span text:style-name="T4">gebruikersnaam</text:span></text:span><text:span text:style-name="Strong_20_Emphasis"><text:span text:style-name="T250">, </text:span></text:span><text:span text:style-name="Strong_20_Emphasis"><text:span text:style-name="T253">en</text:span></text:span><text:span text:style-name="Strong_20_Emphasis"><text:span text:style-name="T250"><text:line-break/></text:span></text:span><text:span text:style-name="Strong_20_Emphasis"><text:span text:style-name="T252">g</text:span></text:span><text:span text:style-name="Strong_20_Emphasis"><text:span text:style-name="T249">eef tweemaal een </text:span></text:span><text:span text:style-name="Strong_20_Emphasis"><text:span text:style-name="T256">wachtwoord</text:span></text:span><text:span text:style-name="Strong_20_Emphasis"><text:span text:style-name="T249">.</text:span></text:span></text:p>
          </table:table-cell>
        </table:table-row>
      </table:table>
      <text:p text:style-name="P46"><text:span text:style-name="Strong_20_Emphasis"><text:span text:style-name="T94"/></text:span></text:p>
      <text:list xml:id="list103954194924413" text:continue-numbering="true" text:style-name="L1">
        <text:list-item>
          <text:p text:style-name="P92"><text:span text:style-name="Strong_20_Emphasis"><text:span text:style-name="T106">Installatie </text:span></text:span><text:span text:style-name="Strong_20_Emphasis"><text:span text:style-name="T107">afronden</text:span></text:span></text:p>
        </text:list-item>
      </text:list>
      <text:p text:style-name="P47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92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3"><text:span text:style-name="Strong_20_Emphasis"><text:span text:style-name="T95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1"><draw:control text:anchor-type="as-char" draw:z-index="20" draw:name="Vorm13_1" draw:style-name="gr1" draw:text-style-name="P9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2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92"><draw:control text:anchor-type="as-char" draw:z-index="7" draw:name="Vorm4_1" draw:style-name="gr1" draw:text-style-name="P96" svg:width="0.35cm" svg:height="0.35cm" draw:control="control8"/></text:span></text:span></text:p>
          </table:table-cell>
          <table:table-cell table:style-name="_33_._5f_Installatie_5f_afronden.C5" office:value-type="string">
            <text:p text:style-name="P74"><text:span text:style-name="Strong_20_Emphasis"><text:span text:style-name="T49">Installeer </text:span></text:span><text:span text:style-name="Strong_20_Emphasis"><text:span text:style-name="T88">Debian-</text:span></text:span><text:span text:style-name="Strong_20_Emphasis"><text:span text:style-name="T81">pakket kz</text:span></text:span><text:span text:style-name="Strong_20_Emphasis"><text:span text:style-name="T81"><text:note text:id="ftn8" text:note-class="footnote"><text:note-citation>1</text:note-citation><text:note-body><text:p text:style-name="P80">Pakket kz bevat scripts voor het installeren en beheren van Debian en op Debian gebaseerde systemen zoals Ubuntu.</text:p></text:note-body></text:note></text:span></text:span><text:span text:style-name="Strong_20_Emphasis"><text:span text:style-name="T81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6" office:value-type="string">
            <text:p text:style-name="P87"><text:span text:style-name="Strong_20_Emphasis"><text:span text:style-name="T84">D</text:span></text:span><text:span text:style-name="Strong_20_Emphasis"><text:span text:style-name="T68">ruk</text:span></text:span><text:span text:style-name="Strong_20_Emphasis"><text:span text:style-name="T56"> op</text:span></text:span><text:span text:style-name="Strong_20_Emphasis"><text:span text:style-name="T69"> de </text:span></text:span><text:span text:style-name="Strong_20_Emphasis"><text:span text:style-name="T165">Super</text:span></text:span><text:span text:style-name="Strong_20_Emphasis"><text:span text:style-name="T69">-toets</text:span></text:span><text:span text:style-name="Strong_20_Emphasis"><text:span text:style-name="T61"><text:note text:id="ftn9" text:note-class="footnote"><text:note-citation>2</text:note-citation><text:note-body><text:p text:style-name="P44"><text:span text:style-name="T183">De </text:span><text:span text:style-name="T248">Super</text:span><text:span text:style-name="T183">-toets is de Windows-toets, Command-toets </text:span><text:span text:style-name="T184">(Apple)</text:span><text:span text:style-name="T183">, of Vergrootglas-toets </text:span><text:span text:style-name="T184">(Chromebook)</text:span><text:span text:style-name="T183">.</text:span></text:p></text:note-body></text:note></text:span></text:span><text:span text:style-name="Strong_20_Emphasis"><text:span text:style-name="T56">, </text:span></text:span><text:span text:style-name="Strong_20_Emphasis"><text:span text:style-name="T66">t</text:span></text:span><text:span text:style-name="Strong_20_Emphasis"><text:span text:style-name="T60">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1"> </text:span></text:span><text:span text:style-name="Strong_20_Emphasis"><text:span text:style-name="T67">e</text:span></text:span><text:span text:style-name="Strong_20_Emphasis"><text:span text:style-name="T50">n </text:span></text:span><text:span text:style-name="Strong_20_Emphasis"><text:span text:style-name="T63">k</text:span></text:span><text:span text:style-name="Strong_20_Emphasis"><text:span text:style-name="T50">lik op het pictogram van </text:span></text:span><text:span text:style-name="Strong_20_Emphasis"><text:span text:style-name="T103">Terminalvenst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49"/></text:span></text:p>
          </table:table-cell>
          <table:table-cell table:style-name="_33_._5f_Installatie_5f_afronden.C7" office:value-type="string">
            <text:p text:style-name="P88"><text:span text:style-name="T5">Typ</text:span><text:span text:style-name="Strong_20_Emphasis"><text:span text:style-name="T51"> de</text:span></text:span><text:span text:style-name="Strong_20_Emphasis"><text:span text:style-name="T70">z</text:span></text:span><text:span text:style-name="Strong_20_Emphasis"><text:span text:style-name="T51">e </text:span></text:span><text:span text:style-name="Strong_20_Emphasis"><text:span text:style-name="T53">twee </text:span></text:span><text:span text:style-name="Strong_20_Emphasis"><text:span text:style-name="T51">opdrachten, ieder gevolgd door de </text:span></text:span><text:span text:style-name="Strong_20_Emphasis"><text:span text:style-name="T166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8" office:value-type="string">
            <text:p text:style-name="P75"><text:span text:style-name="User_20_Entry"><text:span text:style-name="T25">wget karelzimmer.nl/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9" office:value-type="string">
            <text:p text:style-name="P75"><text:span text:style-name="User_20_Entry"><text:span text:style-name="T25">bash </text:span></text:span><text:span text:style-name="User_20_Entry"><text:span text:style-name="T26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6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92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71">Rond de</text:span></text:span><text:span text:style-name="Strong_20_Emphasis"><text:span text:style-name="T72"> installatie </text:span></text:span><text:span text:style-name="Strong_20_Emphasis"><text:span text:style-name="T71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3" office:value-type="string">
            <text:p text:style-name="P89"><text:span text:style-name="Strong_20_Emphasis"><text:span text:style-name="T84">D</text:span></text:span><text:span text:style-name="Strong_20_Emphasis"><text:span text:style-name="T74">ruk</text:span></text:span><text:span text:style-name="Strong_20_Emphasis"><text:span text:style-name="T73"> op</text:span></text:span><text:span text:style-name="Strong_20_Emphasis"><text:span text:style-name="T69"> de </text:span></text:span><text:span text:style-name="Strong_20_Emphasis"><text:span text:style-name="T165">Super</text:span></text:span><text:span text:style-name="Strong_20_Emphasis"><text:span text:style-name="T69">-toets</text:span></text:span><text:span text:style-name="Strong_20_Emphasis"><text:span text:style-name="T43">2</text:span></text:span><text:span text:style-name="Strong_20_Emphasis"><text:span text:style-name="T56">, </text:span></text:span><text:span text:style-name="Strong_20_Emphasis"><text:span text:style-name="T66">t</text:span></text:span><text:span text:style-name="Strong_20_Emphasis"><text:span text:style-name="T60">yp </text:span></text:span><text:span text:style-name="Strong_20_Emphasis"><text:span text:style-name="T99">men</text:span></text:span><text:span text:style-name="Strong_20_Emphasis"><text:span text:style-name="T98">u</text:span></text:span><text:span text:style-name="Strong_20_Emphasis"><text:span text:style-name="T61"> </text:span></text:span><text:span text:style-name="Strong_20_Emphasis"><text:span text:style-name="T67">e</text:span></text:span><text:span text:style-name="Strong_20_Emphasis"><text:span text:style-name="T50">n </text:span></text:span><text:span text:style-name="Strong_20_Emphasis"><text:span text:style-name="T63">k</text:span></text:span><text:span text:style-name="Strong_20_Emphasis"><text:span text:style-name="T50">lik op het pictogram van </text:span></text:span><text:span text:style-name="Strong_20_Emphasis"><text:span text:style-name="T108">Installatiem</text:span></text:span><text:span text:style-name="Strong_20_Emphasis"><text:span text:style-name="T109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9"/></text:span></text:p>
          </table:table-cell>
          <table:table-cell table:style-name="_33_._5f_Installatie_5f_afronden.C14" office:value-type="string">
            <text:p text:style-name="P79"><text:span text:style-name="Strong_20_Emphasis"><text:span text:style-name="T87">Selecteer</text:span></text:span><text:span text:style-name="Strong_20_Emphasis"><text:span text:style-name="T64"> </text:span></text:span><text:span text:style-name="Strong_20_Emphasis"><text:span text:style-name="T113">3 </text:span></text:span><text:span text:style-name="Strong_20_Emphasis"><text:span text:style-name="T96"><text:s/></text:span></text:span><text:span text:style-name="Strong_20_Emphasis"><text:span text:style-name="T114">Installatie</text:span></text:span><text:span text:style-name="Strong_20_Emphasis"><text:span text:style-name="T115"> </text:span></text:span><text:span text:style-name="Strong_20_Emphasis"><text:span text:style-name="T116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5" office:value-type="string">
            <text:p text:style-name="P54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</table:table>
      <text:p text:style-name="P47"><text:span text:style-name="Strong_20_Emphasis"><text:span text:style-name="T45"><text:tab/></text:span></text:span></text:p>
      <text:p text:style-name="P48"><text:span text:style-name="Strong_20_Emphasis"><text:span text:style-name="T65"/></text:span></text:p>
      <text:p text:style-name="P49"><text:span text:style-name="Strong_20_Emphasis"><text:span text:style-name="T55"/></text:span></text:p>
      <text:list xml:id="list103954648044162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92"><draw:control text:anchor-type="as-char" draw:z-index="8" draw:name="Vorm40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92"><draw:control text:anchor-type="as-char" draw:z-index="18" draw:name="Vorm40_ 1" draw:style-name="gr1" draw:text-style-name="P96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75"><text:note text:id="ftn10" text:note-class="footnote"><text:note-citation>1</text:note-citation><text:note-body><text:p text:style-name="P58"><text:span text:style-name="User_20_Entry"><text:span text:style-name="T162">E</text:span></text:span><text:span text:style-name="User_20_Entry"><text:span text:style-name="T164">ventuele extra </text:span></text:span><text:span text:style-name="Definition"><text:span text:style-name="T312">gebruiker</text:span></text:span><text:span text:style-name="User_20_Entry"><text:span text:style-name="T163">s</text:span></text:span><text:span text:style-name="User_20_Entry"><text:span text:style-name="T164"> aanmelden en dezelfde stappen uitvoeren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1"><draw:control text:anchor-type="as-char" draw:z-index="21" draw:name="Vorm13_ 1" draw:style-name="gr1" draw:text-style-name="P96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92"><draw:control text:anchor-type="as-char" draw:z-index="10" draw:name="Vorm40_2" draw:style-name="gr1" draw:text-style-name="P96" svg:width="0.35cm" svg:height="0.35cm" draw:control="control11"/></text:span></text:span></text:p>
          </table:table-cell>
          <table:table-cell table:style-name="Tabel2.A1" office:value-type="string">
            <text:p text:style-name="P72"><text:span text:style-name="Strong_20_Emphasis"><text:span text:style-name="T92"><draw:control text:anchor-type="as-char" draw:z-index="19" draw:name="Vorm40_ 2" draw:style-name="gr1" draw:text-style-name="P96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76">R</text:span></text:span><text:span text:style-name="Strong_20_Emphasis"><text:span text:style-name="T77">icht </text:span></text:span><text:span text:style-name="Strong_20_Emphasis"><text:span text:style-name="T78">de </text:span></text:span><text:span text:style-name="Strong_20_Emphasis"><text:span text:style-name="T86">gebruiker</text:span></text:span><text:span text:style-name="Strong_20_Emphasis"><text:span text:style-name="T77"> </text:span></text:span><text:span text:style-name="Strong_20_Emphasis"><text:span text:style-name="T79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4"><text:span text:style-name="Strong_20_Emphasis"><text:span text:style-name="T85">D</text:span></text:span><text:span text:style-name="Strong_20_Emphasis"><text:span text:style-name="T74">ruk</text:span></text:span><text:span text:style-name="Strong_20_Emphasis"><text:span text:style-name="T73"> op</text:span></text:span><text:span text:style-name="Strong_20_Emphasis"><text:span text:style-name="T69"> de </text:span></text:span><text:span text:style-name="Strong_20_Emphasis"><text:span text:style-name="T165">Super</text:span></text:span><text:span text:style-name="Strong_20_Emphasis"><text:span text:style-name="T69">-toets</text:span></text:span><text:span text:style-name="Strong_20_Emphasis"><text:span text:style-name="T42"><text:note text:id="ftn11" text:note-class="footnote"><text:note-citation>2</text:note-citation><text:note-body><text:p text:style-name="P45"><text:span text:style-name="T183">De </text:span><text:span text:style-name="T248">Super</text:span><text:span text:style-name="T183">-toets is de Windows-toets, Command-toets </text:span><text:span text:style-name="T184">(Apple)</text:span><text:span text:style-name="T183">, of Vergrootglas-toets </text:span><text:span text:style-name="T184">(Chromebook)</text:span><text:span text:style-name="T183">.</text:span></text:p></text:note-body></text:note></text:span></text:span><text:span text:style-name="Strong_20_Emphasis"><text:span text:style-name="T56">, </text:span></text:span><text:span text:style-name="Strong_20_Emphasis"><text:span text:style-name="T66">t</text:span></text:span><text:span text:style-name="Strong_20_Emphasis"><text:span text:style-name="T60">yp </text:span></text:span><text:span text:style-name="Strong_20_Emphasis"><text:span text:style-name="T99">men</text:span></text:span><text:span text:style-name="Strong_20_Emphasis"><text:span text:style-name="T98">u</text:span></text:span><text:span text:style-name="Strong_20_Emphasis"><text:span text:style-name="T61"> </text:span></text:span><text:span text:style-name="Strong_20_Emphasis"><text:span text:style-name="T67">e</text:span></text:span><text:span text:style-name="Strong_20_Emphasis"><text:span text:style-name="T50">n </text:span></text:span><text:span text:style-name="Strong_20_Emphasis"><text:span text:style-name="T63">k</text:span></text:span><text:span text:style-name="Strong_20_Emphasis"><text:span text:style-name="T50">lik op het pictogram van </text:span></text:span><text:span text:style-name="Strong_20_Emphasis"><text:span text:style-name="T108">Installatiem</text:span></text:span><text:span text:style-name="Strong_20_Emphasis"><text:span text:style-name="T109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3"><text:span text:style-name="Strong_20_Emphasis"><text:span text:style-name="T87">Selecteer</text:span></text:span><text:span text:style-name="Strong_20_Emphasis"><text:span text:style-name="T64"> </text:span></text:span><text:span text:style-name="Strong_20_Emphasis"><text:span text:style-name="T113">4 <text:s/></text:span></text:span><text:span text:style-name="Strong_20_Emphasis"><text:span text:style-name="T100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5"><text:span text:style-name="T3">V</text:span><text:span text:style-name="Strong_20_Emphasis"><text:span text:style-name="T54">olg </text:span></text:span><text:span text:style-name="Strong_20_Emphasis"><text:span text:style-name="T55">de aanwijzingen op het scherm.</text:span></text:span></text:p>
          </table:table-cell>
        </table:table-row>
      </table:table>
      <text:p text:style-name="P16"><text:span text:style-name="Strong_20_Emphasis"><text:span text:style-name="T80"/></text:span></text:p>
      <text:p text:style-name="P41"/>
      <text:p text:style-name="P30"><text:span text:style-name="T176">E</text:span><text:span text:style-name="T177">inde c</text:span><text:span text:style-name="T178">hecklist, </text:span><text:span text:style-name="T179">d</text:span><text:span text:style-name="T178">e installatie van </text:span><text:span text:style-name="Strong_20_Emphasis"><text:span text:style-name="T194"><text:user-field-get text:name="Distro">Ubuntu</text:user-field-get></text:span></text:span><text:span text:style-name="T180"><text:s/></text:span><text:span text:style-name="T181"><text:user-field-get text:name="Version">22.04</text:user-field-get></text:span><text:span text:style-name="T181"><text:s/></text:span><text:span text:style-name="T182">LTS</text:span><text:span text:style-name="Strong_20_Emphasis"><text:span text:style-name="T195"> </text:span></text:span><text:span text:style-name="Strong_20_Emphasis"><text:span text:style-name="T117"><text:user-field-get text:name="Edition">Desktop</text:user-field-get></text:span></text:span><text:span text:style-name="Strong_20_Emphasis"><text:span text:style-name="T117"><text:s/></text:span></text:span><text:span text:style-name="T178">is voltooid.</text:span></text:p>
      <text:p text:style-name="P11"/>
      <text:p text:style-name="P6"><text:span text:style-name="Emphasis"><text:span text:style-name="T268">Geschreven </text:span></text:span><text:span text:style-name="Emphasis"><text:span text:style-name="T266">d</text:span></text:span><text:span text:style-name="Emphasis"><text:span text:style-name="T26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9">Karel Zimmer</text:span></text:span></text:a><text:span text:style-name="Emphasis"><text:span text:style-name="T26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70">CC0 1.0 Universeel</text:span></text:span></text:a><text:span text:style-name="Emphasis"><text:span text:style-name="T268">,</text:span></text:span><text:span text:style-name="Emphasis"><text:span text:style-name="T265"> </text:span></text:span><text:span text:style-name="Strong_20_Emphasis"><text:span text:style-name="T55"><text:user-field-get style:data-style-name="N0" text:name="Releaseyear">2022</text:user-field-get></text:span></text:span><text:span text:style-name="Emphasis"><text:span text:style-name="T267">-</text:span></text:span><text:span text:style-name="Emphasis"><text:span text:style-name="T267"><text:date style:data-style-name="N10107" text:date-value="2023-11-20T10:39:53.630698090">2023</text:date></text:span></text:span><text:span text:style-name="Emphasis"><text:span text:style-name="T26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11-20T10:39:53.339866586">20-1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0T10:39:53.221974431</dc:date>
    <meta:keyword>Installatie</meta:keyword>
    <meta:keyword>Checklist</meta:keyword>
    <meta:keyword>Linux</meta:keyword>
    <meta:editing-cycles>6797</meta:editing-cycles>
    <meta:editing-duration>P12DT1H45M41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2" meta:word-count="531" meta:character-count="3719" meta:non-whitespace-character-count="3233"/>
    <meta:user-defined meta:name="Info 1"/>
    <meta:user-defined meta:name="Info 2"/>
    <meta:user-defined meta:name="Info 3"/>
    <meta:user-defined meta:name="Info 4"/>
  </office:meta>
</office:document-meta>
</file>